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-16941" calcext:value-type="float">
            <text:p>-16941</text:p>
          </table:table-cell>
          <table:table-cell/>
          <table:table-cell table:formula="of:=[.E58]-[.E57]" office:value-type="float" office:value="-13956" calcext:value-type="float">
            <text:p>-13956</text:p>
          </table:table-cell>
          <table:table-cell/>
          <table:table-cell table:formula="of:=[.H57]+[.G58]" office:value-type="float" office:value="13329" calcext:value-type="float">
            <text:p>13329</text:p>
          </table:table-cell>
          <table:table-cell/>
          <table:table-cell table:formula="of:=[.I58]-[.I57]" office:value-type="float" office:value="-30" calcext:value-type="float">
            <text:p>-3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13329" calcext:value-type="float">
            <text:p>13329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13329" calcext:value-type="float">
            <text:p>13329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13329" calcext:value-type="float">
            <text:p>13329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13329" calcext:value-type="float">
            <text:p>13329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3329" calcext:value-type="float">
            <text:p>13329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3329" calcext:value-type="float">
            <text:p>13329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3329" calcext:value-type="float">
            <text:p>13329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3329" calcext:value-type="float">
            <text:p>13329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3329" calcext:value-type="float">
            <text:p>13329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3329" calcext:value-type="float">
            <text:p>13329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3329" calcext:value-type="float">
            <text:p>13329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3329" calcext:value-type="float">
            <text:p>13329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3329" calcext:value-type="float">
            <text:p>13329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3329" calcext:value-type="float">
            <text:p>13329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3329" calcext:value-type="float">
            <text:p>13329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3329" calcext:value-type="float">
            <text:p>13329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3329" calcext:value-type="float">
            <text:p>13329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3329" calcext:value-type="float">
            <text:p>13329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3329" calcext:value-type="float">
            <text:p>13329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3329" calcext:value-type="float">
            <text:p>13329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3329" calcext:value-type="float">
            <text:p>13329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3329" calcext:value-type="float">
            <text:p>13329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3329" calcext:value-type="float">
            <text:p>13329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3329" calcext:value-type="float">
            <text:p>13329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3329" calcext:value-type="float">
            <text:p>13329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3329" calcext:value-type="float">
            <text:p>13329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3329" calcext:value-type="float">
            <text:p>13329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3329" calcext:value-type="float">
            <text:p>13329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3329" calcext:value-type="float">
            <text:p>13329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3329" calcext:value-type="float">
            <text:p>13329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3329" calcext:value-type="float">
            <text:p>13329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3329" calcext:value-type="float">
            <text:p>13329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3329" calcext:value-type="float">
            <text:p>13329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3329" calcext:value-type="float">
            <text:p>13329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3329" calcext:value-type="float">
            <text:p>13329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3329" calcext:value-type="float">
            <text:p>13329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3329" calcext:value-type="float">
            <text:p>13329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3329" calcext:value-type="float">
            <text:p>13329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3329" calcext:value-type="float">
            <text:p>13329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3329" calcext:value-type="float">
            <text:p>13329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3329" calcext:value-type="float">
            <text:p>13329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3329" calcext:value-type="float">
            <text:p>13329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3329" calcext:value-type="float">
            <text:p>13329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3329" calcext:value-type="float">
            <text:p>13329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3329" calcext:value-type="float">
            <text:p>13329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3329" calcext:value-type="float">
            <text:p>13329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3329" calcext:value-type="float">
            <text:p>13329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3329" calcext:value-type="float">
            <text:p>13329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3329" calcext:value-type="float">
            <text:p>13329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3329" calcext:value-type="float">
            <text:p>13329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3329" calcext:value-type="float">
            <text:p>13329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00:23:05.71898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24T01:05:56.484654350</dc:date>
    <meta:editing-cycles>67</meta:editing-cycles>
    <meta:editing-duration>P9DT39M24S</meta:editing-duration>
    <meta:generator>LibreOffice/6.0.3.2$Linux_X86_64 LibreOffice_project/00m0$Build-2</meta:generator>
    <meta:document-statistic meta:table-count="1" meta:cell-count="8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